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3.6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P1</text:p>
          </table:table-cell>
          <table:table-cell office:value-type="float" office:value="-487.33">
            <text:p>-487.33</text:p>
          </table:table-cell>
          <table:table-cell office:value-type="float" office:value="602.09">
            <text:p>602.09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1</text:p>
          </table:table-cell>
          <table:table-cell office:value-type="float" office:value="-393.45">
            <text:p>-393.45</text:p>
          </table:table-cell>
          <table:table-cell office:value-type="float" office:value="812.93">
            <text:p>812.93</text:p>
          </table:table-cell>
          <table:table-cell table:formula="of:=ABS([.B1]-[.B2])/ABS([.B1]-[.B4])" office:value-type="float" office:value="0.212851824476599">
            <text:p>0.21</text:p>
          </table:table-cell>
          <table:table-cell office:value-type="string">
            <text:p>Nx=abs(P1x-C1x)/abs(P1x-P2x)</text:p>
          </table:table-cell>
          <table:table-cell table:formula="of:=ABS([.C1]-[.C2])/ABS([.C1]-[.C4])" office:value-type="float" office:value="0.544468546637744">
            <text:p>0.54</text:p>
          </table:table-cell>
          <table:table-cell office:value-type="string">
            <text:p>Ny=(C1y)/(P1y-P2y)</text:p>
          </table:table-cell>
        </table:table-row>
        <table:table-row table:style-name="ro2">
          <table:table-cell table:style-name="ce1" office:value-type="string">
            <text:p>C2</text:p>
          </table:table-cell>
          <table:table-cell office:value-type="float" office:value="-237.14">
            <text:p>-237.14</text:p>
          </table:table-cell>
          <table:table-cell office:value-type="float" office:value="965.43">
            <text:p>965.43</text:p>
          </table:table-cell>
          <table:table-cell table:formula="of:=ABS([.B1]-[.B3])/ABS([.B1]-[.B4])" office:value-type="float" office:value="0.567249658775036">
            <text:p>0.57</text:p>
          </table:table-cell>
          <table:table-cell office:value-type="string">
            <text:p>Mx=(C2x)/abs(P1x-P2x)</text:p>
          </table:table-cell>
          <table:table-cell table:formula="of:=ABS([.C1]-[.C3])/ABS([.C1]-[.C4])" office:value-type="float" office:value="0.938281169300692">
            <text:p>0.94</text:p>
          </table:table-cell>
          <table:table-cell office:value-type="string">
            <text:p>My=(C2y)/(P1y-P2y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-46.272">
            <text:p>-46.27</text:p>
          </table:table-cell>
          <table:table-cell office:value-type="float" office:value="989.33">
            <text:p>989.3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3</text:p>
          </table:table-cell>
          <table:table-cell office:value-type="float" office:value="143.06">
            <text:p>143.06</text:p>
          </table:table-cell>
          <table:table-cell office:value-type="float" office:value="993.63">
            <text:p>993.6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3</text:p>
          </table:table-cell>
          <table:table-cell office:value-type="float" office:value="273.02">
            <text:p>273.02</text:p>
          </table:table-cell>
          <table:table-cell office:value-type="float" office:value="974.83">
            <text:p>974.83</text:p>
          </table:table-cell>
          <table:table-cell table:formula="of:=ABS([.B6]-[.B7])/ABS([.B6]-[.B9])" office:value-type="float" office:value="0.575298804780876">
            <text:p>0.58</text:p>
          </table:table-cell>
          <table:table-cell table:formula="of:=ABS([.C6]-[.C7])/ABS([.C6]-[.C9])" office:value-type="float" office:value="0.126599326599326">
            <text:p>0.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4</text:p>
          </table:table-cell>
          <table:table-cell office:value-type="float" office:value="342.77">
            <text:p>342.77</text:p>
          </table:table-cell>
          <table:table-cell office:value-type="float" office:value="931.35">
            <text:p>931.35</text:p>
          </table:table-cell>
          <table:table-cell table:formula="of:=ABS([.B6]-[.B8])/ABS([.B6]-[.B9])" office:value-type="float" office:value="0.88406374501992">
            <text:p>0.88</text:p>
          </table:table-cell>
          <table:table-cell table:formula="of:=ABS([.C6]-[.C8])/ABS([.C6]-[.C9])" office:value-type="float" office:value="0.419393939393939">
            <text:p>0.42</text:p>
          </table:table-cell>
          <table:table-cell table:number-columns-repeated="2"/>
        </table:table-row>
        <table:table-row table:style-name="ro1">
          <table:table-cell office:value-type="string">
            <text:p>P4</text:p>
          </table:table-cell>
          <table:table-cell office:value-type="float" office:value="368.96">
            <text:p>368.96</text:p>
          </table:table-cell>
          <table:table-cell office:value-type="float" office:value="845.13">
            <text:p>845.1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495.42">
            <text:p>495.42</text:p>
          </table:table-cell>
          <table:table-cell office:value-type="float" office:value="428.78">
            <text:p>428.78</text:p>
          </table:table-cell>
          <table:table-cell table:formula="of:=ABS([.B9]-[.B10])/ABS([.B9]-[.B12])" office:value-type="float" office:value="0.249059576563269">
            <text:p>0.25</text:p>
          </table:table-cell>
          <table:table-cell table:formula="of:=ABS([.C9]-[.C10])/ABS([.C9]-[.C12])" office:value-type="float" office:value="0.346208215533012">
            <text:p>0.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-112.09">
            <text:p>-112.09</text:p>
          </table:table-cell>
          <table:table-cell office:value-type="float" office:value="-306.69">
            <text:p>-306.69</text:p>
          </table:table-cell>
          <table:table-cell table:formula="of:=ABS([.B9]-[.B11])/ABS([.B9]-[.B12])" office:value-type="float" office:value="0.947415066469719">
            <text:p>0.95</text:p>
          </table:table-cell>
          <table:table-cell table:formula="of:=ABS([.C9]-[.C11])/ABS([.C9]-[.C12])" office:value-type="float" office:value="0.957774821220688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P5</text:p>
          </table:table-cell>
          <table:table-cell office:value-type="float" office:value="-138.79">
            <text:p>-138.79</text:p>
          </table:table-cell>
          <table:table-cell office:value-type="float" office:value="-357.47">
            <text:p>-357.4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1</text:p>
          </table:table-cell>
          <table:table-cell office:value-type="float" office:value="1005.7143">
            <text:p>1005.71</text:p>
          </table:table-cell>
          <table:table-cell office:value-type="float" office:value="1355.2193">
            <text:p>1355.2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1</text:p>
          </table:table-cell>
          <table:table-cell office:value-type="float" office:value="978.19">
            <text:p>978.19</text:p>
          </table:table-cell>
          <table:table-cell office:value-type="float" office:value="1242.1">
            <text:p>1242.1</text:p>
          </table:table-cell>
          <table:table-cell table:formula="of:=ABS([.B1]-[.B2])/ABS([.B1]-[.B4])" office:value-type="float" office:value="0.263758177669726">
            <text:p>0.26</text:p>
          </table:table-cell>
          <table:table-cell office:value-type="string">
            <text:p>Nx=abs(P1x-C1x)/abs(P1x-P2x)</text:p>
          </table:table-cell>
          <table:table-cell table:formula="of:=ABS([.C1]-[.C2])/ABS([.C1]-[.C4])" office:value-type="float" office:value="0.19051166221696">
            <text:p>0.19</text:p>
          </table:table-cell>
          <table:table-cell office:value-type="string">
            <text:p>Ny=(C1y)/(P1y-P2y)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2</text:p>
          </table:table-cell>
          <table:table-cell office:value-type="float" office:value="925.45">
            <text:p>925.45</text:p>
          </table:table-cell>
          <table:table-cell office:value-type="float" office:value="998.37">
            <text:p>998.37</text:p>
          </table:table-cell>
          <table:table-cell table:formula="of:=ABS([.B1]-[.B3])/ABS([.B1]-[.B4])" office:value-type="float" office:value="0.769151822205697">
            <text:p>0.77</text:p>
          </table:table-cell>
          <table:table-cell office:value-type="string">
            <text:p>Mx=(C2x)/abs(P1x-P2x)</text:p>
          </table:table-cell>
          <table:table-cell table:formula="of:=ABS([.C1]-[.C3])/ABS([.C1]-[.C4])" office:value-type="float" office:value="0.600993405227567">
            <text:p>0.6</text:p>
          </table:table-cell>
          <table:table-cell office:value-type="string">
            <text:p>My=(C2y)/(P1y-P2y)</text:p>
          </table:table-cell>
          <table:table-cell table:number-columns-repeated="2"/>
        </table:table-row>
        <table:table-row table:style-name="ro1">
          <table:table-cell office:value-type="string">
            <text:p>P2</text:p>
          </table:table-cell>
          <table:table-cell office:value-type="float" office:value="901.36">
            <text:p>901.36</text:p>
          </table:table-cell>
          <table:table-cell office:value-type="float" office:value="761.45355">
            <text:p>761.4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3</text:p>
          </table:table-cell>
          <table:table-cell office:value-type="float" office:value="868.57">
            <text:p>868.57</text:p>
          </table:table-cell>
          <table:table-cell office:value-type="float" office:value="-396.21">
            <text:p>-396.21</text:p>
          </table:table-cell>
          <table:table-cell table:number-columns-repeated="4"/>
          <table:table-cell table:formula="of:=([.B6]-[.B7])" office:value-type="float" office:value="2.08000000000004">
            <text:p>2.08</text:p>
          </table:table-cell>
          <table:table-cell table:formula="of:=([.B6]-[.B9])" office:value-type="float" office:value="-32.79">
            <text:p>-32.79</text:p>
          </table:table-cell>
        </table:table-row>
        <table:table-row table:style-name="ro1">
          <table:table-cell table:style-name="ce1" office:value-type="string">
            <text:p>C3</text:p>
          </table:table-cell>
          <table:table-cell office:value-type="float" office:value="866.49">
            <text:p>866.49</text:p>
          </table:table-cell>
          <table:table-cell office:value-type="float" office:value="-161.92">
            <text:p>-161.92</text:p>
          </table:table-cell>
          <table:table-cell table:formula="of:=ABS([.B6]-[.B7])/ABS([.B6]-[.B9])" office:value-type="float" office:value="0.0634339737724929">
            <text:p>0.06</text:p>
          </table:table-cell>
          <table:table-cell table:formula="of:=ABS([.C6]-[.C7])/ABS([.C6]-[.C9])" office:value-type="float" office:value="0.202382392066755">
            <text:p>0.2</text:p>
          </table:table-cell>
          <table:table-cell table:number-columns-repeated="2"/>
          <table:table-cell table:formula="of:=(901-867)" office:value-type="float" office:value="34">
            <text:p>34</text:p>
          </table:table-cell>
          <table:table-cell table:formula="of:=(901-866)" office:value-type="float" office:value="35">
            <text:p>35</text:p>
          </table:table-cell>
        </table:table-row>
        <table:table-row table:style-name="ro1">
          <table:table-cell table:style-name="ce1" office:value-type="string">
            <text:p>C4</text:p>
          </table:table-cell>
          <table:table-cell office:value-type="float" office:value="878.6">
            <text:p>878.6</text:p>
          </table:table-cell>
          <table:table-cell office:value-type="float" office:value="546.64">
            <text:p>546.64</text:p>
          </table:table-cell>
          <table:table-cell table:formula="of:=ABS([.B6]-[.B8])/ABS([.B6]-[.B9])" office:value-type="float" office:value="0.30588594083562">
            <text:p>0.31</text:p>
          </table:table-cell>
          <table:table-cell table:formula="of:=ABS([.C6]-[.C8])/ABS([.C6]-[.C9])" office:value-type="float" office:value="0.814444655598362">
            <text:p>0.81</text:p>
          </table:table-cell>
          <table:table-cell table:number-columns-repeated="4"/>
        </table:table-row>
        <table:table-row table:style-name="ro1">
          <table:table-cell office:value-type="string">
            <text:p>P4</text:p>
          </table:table-cell>
          <table:table-cell office:value-type="float" office:value="901.36">
            <text:p>901.36</text:p>
          </table:table-cell>
          <table:table-cell office:value-type="float" office:value="761.45">
            <text:p>761.4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926.45">
            <text:p>926.45</text:p>
          </table:table-cell>
          <table:table-cell office:value-type="float" office:value="998.37">
            <text:p>998.37</text:p>
          </table:table-cell>
          <table:table-cell table:formula="of:=ABS([.B9]-[.B10])/ABS([.B9]-[.B12])" office:value-type="float" office:value="0.240463868123443">
            <text:p>0.24</text:p>
          </table:table-cell>
          <table:table-cell table:formula="of:=ABS([.C9]-[.C10])/ABS([.C9]-[.C12])" office:value-type="float" office:value="0.399023157894737">
            <text:p>0.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978.19">
            <text:p>978.19</text:p>
          </table:table-cell>
          <table:table-cell office:value-type="float" office:value="1252.1">
            <text:p>1252.1</text:p>
          </table:table-cell>
          <table:table-cell table:formula="of:=ABS([.B9]-[.B11])/ABS([.B9]-[.B12])" office:value-type="float" office:value="0.736342725704428">
            <text:p>0.74</text:p>
          </table:table-cell>
          <table:table-cell table:formula="of:=ABS([.C9]-[.C11])/ABS([.C9]-[.C12])" office:value-type="float" office:value="0.826357894736842">
            <text:p>0.83</text:p>
          </table:table-cell>
          <table:table-cell table:number-columns-repeated="4"/>
        </table:table-row>
        <table:table-row table:style-name="ro1">
          <table:table-cell office:value-type="string">
            <text:p>P5</text:p>
          </table:table-cell>
          <table:table-cell office:value-type="float" office:value="1005.7">
            <text:p>1005.7</text:p>
          </table:table-cell>
          <table:table-cell office:value-type="float" office:value="1355.2">
            <text:p>1355.2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M 1005.7143,1355.2193 C 974.14519,1241.9737 932.50967,959.97971 901.35678,761.45355 C 867.86879,548.04663 866.49345,-161.91706 868.57143,-396.20925 l 0,0 l 0,0</text:p>
          </table:table-cell>
          <table:table-cell table:number-columns-repeated="8"/>
        </table:table-row>
        <table:table-row table:style-name="ro1">
          <table:table-cell office:value-type="string">
            <text:p>M 1005.7,1355.2 C 978.19,1252.1 926.45,998.37 901.36,761.45 C 878.6,546.64 866.49,-161.92 868.57,-396.21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3</text:p>
          </table:table-cell>
          <table:table-cell office:value-type="float" office:value="2676.9">
            <text:p>2676.9</text:p>
          </table:table-cell>
          <table:table-cell office:value-type="float" office:value="1080.6">
            <text:p>1080.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3</text:p>
          </table:table-cell>
          <table:table-cell office:value-type="float" office:value="2644.7">
            <text:p>2644.7</text:p>
          </table:table-cell>
          <table:table-cell office:value-type="float" office:value="1668.3">
            <text:p>1668.3</text:p>
          </table:table-cell>
          <table:table-cell table:formula="of:=ABS([.B1]-[.B2])/ABS([.B1]-[.B4])" office:value-type="float" office:value="0.0389688974948569">
            <text:p>0.04</text:p>
          </table:table-cell>
          <table:table-cell table:formula="of:=ABS([.C1]-[.C2])/ABS([.C1]-[.C4])" office:value-type="float" office:value="0.303016241299304">
            <text:p>0.3</text:p>
          </table:table-cell>
        </table:table-row>
        <table:table-row table:style-name="ro1">
          <table:table-cell table:style-name="ce1" office:value-type="string">
            <text:p>C4</text:p>
          </table:table-cell>
          <table:table-cell office:value-type="float" office:value="2444.5">
            <text:p>2444.5</text:p>
          </table:table-cell>
          <table:table-cell office:value-type="float" office:value="2915.1">
            <text:p>2915.1</text:p>
          </table:table-cell>
          <table:table-cell table:formula="of:=ABS([.B1]-[.B3])/ABS([.B1]-[.B4])" office:value-type="float" office:value="0.2812537819194">
            <text:p>0.28</text:p>
          </table:table-cell>
          <table:table-cell table:formula="of:=ABS([.C1]-[.C3])/ABS([.C1]-[.C4])" office:value-type="float" office:value="0.945862335653519">
            <text:p>0.95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1850.6">
            <text:p>1850.6</text:p>
          </table:table-cell>
          <table:table-cell office:value-type="float" office:value="3020.1">
            <text:p>3020.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495.42">
            <text:p>495.42</text:p>
          </table:table-cell>
          <table:table-cell office:value-type="float" office:value="428.78">
            <text:p>428.78</text:p>
          </table:table-cell>
          <table:table-cell table:formula="of:=ABS([.B4]-[.B5])/ABS([.B4]-[.B7])" office:value-type="float" office:value="0.681203786085182">
            <text:p>0.68</text:p>
          </table:table-cell>
          <table:table-cell table:formula="of:=ABS([.C4]-[.C5])/ABS([.C4]-[.C7])" office:value-type="float" office:value="0.767214299037474">
            <text:p>0.77</text:p>
          </table:table-cell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-112.09">
            <text:p>-112.09</text:p>
          </table:table-cell>
          <table:table-cell office:value-type="float" office:value="-306.69">
            <text:p>-306.69</text:p>
          </table:table-cell>
          <table:table-cell table:formula="of:=ABS([.B4]-[.B6])/ABS([.B4]-[.B7])" office:value-type="float" office:value="0.986578800536848">
            <text:p>0.99</text:p>
          </table:table-cell>
          <table:table-cell table:formula="of:=ABS([.C4]-[.C6])/ABS([.C4]-[.C7])" office:value-type="float" office:value="0.984965522550236">
            <text:p>0.98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-138.79">
            <text:p>-138.79</text:p>
          </table:table-cell>
          <table:table-cell office:value-type="float" office:value="-357.47">
            <text:p>-357.4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4</text:p>
          </table:table-cell>
          <table:table-cell office:value-type="float" office:value="1854.6">
            <text:p>1854.6</text:p>
          </table:table-cell>
          <table:table-cell office:value-type="float" office:value="3020.1">
            <text:p>3020.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495.42">
            <text:p>495.42</text:p>
          </table:table-cell>
          <table:table-cell office:value-type="float" office:value="428.78">
            <text:p>428.78</text:p>
          </table:table-cell>
          <table:table-cell table:formula="of:=ABS([.B9]-[.B10])/ABS([.B9]-[.B12])" office:value-type="float" office:value="0.681843492743517">
            <text:p>0.68</text:p>
          </table:table-cell>
          <table:table-cell table:formula="of:=ABS([.C9]-[.C10])/ABS([.C9]-[.C12])" office:value-type="float" office:value="0.767214299037474">
            <text:p>0.77</text:p>
          </table:table-cell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-112.09">
            <text:p>-112.09</text:p>
          </table:table-cell>
          <table:table-cell office:value-type="float" office:value="-306.69">
            <text:p>-306.69</text:p>
          </table:table-cell>
          <table:table-cell table:formula="of:=ABS([.B9]-[.B11])/ABS([.B9]-[.B12])" office:value-type="float" office:value="0.986605731944075">
            <text:p>0.99</text:p>
          </table:table-cell>
          <table:table-cell table:formula="of:=ABS([.C9]-[.C11])/ABS([.C9]-[.C12])" office:value-type="float" office:value="0.984965522550236">
            <text:p>0.98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-138.79">
            <text:p>-138.79</text:p>
          </table:table-cell>
          <table:table-cell office:value-type="float" office:value="-357.47">
            <text:p>-357.47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M 2676.9,1080.6 C 2644.7,1668.3 2444.5,2915.1 1850.6,3020.1</text:p>
          </table:table-cell>
          <table:table-cell table:number-columns-repeated="4"/>
        </table:table-row>
      </table:table>
      <table:table table:name="Sheet5" table:style-name="ta1" table:print="false">
        <table:table-column table:style-name="co1" table:number-columns-repeated="24" table:default-cell-style-name="Default"/>
        <table:table-row table:style-name="ro3">
          <table:table-cell office:value-type="string">
            <text:p>P3</text:p>
          </table:table-cell>
          <table:table-cell office:value-type="float" office:value="283.4">
            <text:p>283.4</text:p>
          </table:table-cell>
          <table:table-cell office:value-type="float" office:value="1620">
            <text:p>1620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1</text:p>
          </table:table-cell>
          <table:table-cell office:value-type="float" office:value="325.7">
            <text:p>325.7</text:p>
          </table:table-cell>
          <table:table-cell office:value-type="float" office:value="1601">
            <text:p>1601</text:p>
          </table:table-cell>
          <table:table-cell table:formula="of:=ABS([.B1]-[.B2])/ABS([.B1]-[.B4])" office:value-type="float" office:value="0.335714285714286">
            <text:p>0.34</text:p>
          </table:table-cell>
          <table:table-cell table:formula="of:=ABS([.C1]-[.C2])/ABS([.C1]-[.C4])" office:value-type="float" office:value="0.27536231884058">
            <text:p>0.28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2</text:p>
          </table:table-cell>
          <table:table-cell office:value-type="float" office:value="377.9">
            <text:p>377.9</text:p>
          </table:table-cell>
          <table:table-cell office:value-type="float" office:value="1585">
            <text:p>1585</text:p>
          </table:table-cell>
          <table:table-cell table:formula="of:=ABS([.B1]-[.B3])/ABS([.B1]-[.B4])" office:value-type="float" office:value="0.75">
            <text:p>0.75</text:p>
          </table:table-cell>
          <table:table-cell table:formula="of:=ABS([.C1]-[.C3])/ABS([.C1]-[.C4])" office:value-type="float" office:value="0.507246376811594">
            <text:p>0.51</text:p>
          </table:table-cell>
          <table:table-cell table:number-columns-repeated="19"/>
        </table:table-row>
        <table:table-row table:style-name="ro3">
          <table:table-cell office:value-type="string">
            <text:p>P4</text:p>
          </table:table-cell>
          <table:table-cell office:value-type="float" office:value="409.4">
            <text:p>409.4</text:p>
          </table:table-cell>
          <table:table-cell office:value-type="float" office:value="1551">
            <text:p>1551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3</text:p>
          </table:table-cell>
          <table:table-cell office:value-type="float" office:value="452.7">
            <text:p>452.7</text:p>
          </table:table-cell>
          <table:table-cell office:value-type="float" office:value="1501">
            <text:p>1501</text:p>
          </table:table-cell>
          <table:table-cell table:formula="of:=ABS([.B4]-[.B5])/ABS([.B4]-[.B7])" office:value-type="float" office:value="0.62844702467344">
            <text:p>0.63</text:p>
          </table:table-cell>
          <table:table-cell table:formula="of:=ABS([.C4]-[.C5])/ABS([.C4]-[.C7])" office:value-type="float" office:value="0.268817204301075">
            <text:p>0.27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4</text:p>
          </table:table-cell>
          <table:table-cell office:value-type="float" office:value="478.3">
            <text:p>478.3</text:p>
          </table:table-cell>
          <table:table-cell office:value-type="float" office:value="1431">
            <text:p>1431</text:p>
          </table:table-cell>
          <table:table-cell table:formula="of:=ABS([.B4]-[.B6])/ABS([.B4]-[.B7])" office:value-type="float" office:value="1">
            <text:p>1</text:p>
          </table:table-cell>
          <table:table-cell table:formula="of:=ABS([.C4]-[.C6])/ABS([.C4]-[.C7])" office:value-type="float" office:value="0.645161290322581">
            <text:p>0.65</text:p>
          </table:table-cell>
          <table:table-cell table:number-columns-repeated="19"/>
        </table:table-row>
        <table:table-row table:style-name="ro3">
          <table:table-cell office:value-type="string">
            <text:p>P5</text:p>
          </table:table-cell>
          <table:table-cell office:value-type="float" office:value="478.3">
            <text:p>478.3</text:p>
          </table:table-cell>
          <table:table-cell office:value-type="float" office:value="1365">
            <text:p>1365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5</text:p>
          </table:table-cell>
          <table:table-cell office:value-type="float" office:value="478.3">
            <text:p>478.3</text:p>
          </table:table-cell>
          <table:table-cell office:value-type="float" office:value="1165">
            <text:p>1165</text:p>
          </table:table-cell>
          <table:table-cell table:formula="of:=ABS([.B7]-[.B8])/ABS([.B7]-[.B10])" office:value-type="float" office:value="0">
            <text:p>#DIV/0!</text:p>
          </table:table-cell>
          <table:table-cell table:formula="of:=ABS([.C7]-[.C8])/ABS([.C7]-[.C10])" office:value-type="float" office:value="0.306372549019608">
            <text:p>0.31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6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table:formula="of:=ABS([.B7]-[.B9])/ABS([.B7]-[.B10])" office:value-type="float" office:value="0">
            <text:p>#DIV/0!</text:p>
          </table:table-cell>
          <table:table-cell table:formula="of:=ABS([.C7]-[.C9])/ABS([.C7]-[.C10])" office:value-type="float" office:value="1">
            <text:p>1</text:p>
          </table:table-cell>
          <table:table-cell table:number-columns-repeated="19"/>
        </table:table-row>
        <table:table-row table:style-name="ro3">
          <table:table-cell office:value-type="string">
            <text:p>P5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table:number-columns-repeated="21"/>
        </table:table-row>
        <table:table-row table:style-name="ro3" table:number-rows-repeated="2">
          <table:table-cell table:number-columns-repeated="24"/>
        </table:table-row>
        <table:table-row table:style-name="ro3">
          <table:table-cell office:value-type="string">
            <text:p>M</text:p>
          </table:table-cell>
          <table:table-cell office:value-type="float" office:value="283.4">
            <text:p>283.4</text:p>
          </table:table-cell>
          <table:table-cell office:value-type="float" office:value="1620">
            <text:p>1620</text:p>
          </table:table-cell>
          <table:table-cell office:value-type="string">
            <text:p>C </text:p>
          </table:table-cell>
          <table:table-cell office:value-type="float" office:value="325.7">
            <text:p>325.7</text:p>
          </table:table-cell>
          <table:table-cell office:value-type="float" office:value="1601">
            <text:p>1601</text:p>
          </table:table-cell>
          <table:table-cell office:value-type="float" office:value="377.9">
            <text:p>377.9</text:p>
          </table:table-cell>
          <table:table-cell office:value-type="float" office:value="1585">
            <text:p>1585</text:p>
          </table:table-cell>
          <table:table-cell office:value-type="float" office:value="409.4">
            <text:p>409.4</text:p>
          </table:table-cell>
          <table:table-cell office:value-type="float" office:value="1551">
            <text:p>1551</text:p>
          </table:table-cell>
          <table:table-cell office:value-type="string">
            <text:p>C </text:p>
          </table:table-cell>
          <table:table-cell office:value-type="float" office:value="452.7">
            <text:p>452.7</text:p>
          </table:table-cell>
          <table:table-cell office:value-type="float" office:value="1501">
            <text:p>1501</text:p>
          </table:table-cell>
          <table:table-cell office:value-type="float" office:value="478.3">
            <text:p>478.3</text:p>
          </table:table-cell>
          <table:table-cell office:value-type="float" office:value="1431">
            <text:p>1431</text:p>
          </table:table-cell>
          <table:table-cell office:value-type="float" office:value="478.3">
            <text:p>478.3</text:p>
          </table:table-cell>
          <table:table-cell office:value-type="float" office:value="1365">
            <text:p>1365</text:p>
          </table:table-cell>
          <table:table-cell office:value-type="string">
            <text:p>C </text:p>
          </table:table-cell>
          <table:table-cell office:value-type="float" office:value="478.3">
            <text:p>478.3</text:p>
          </table:table-cell>
          <table:table-cell office:value-type="float" office:value="1165">
            <text:p>1165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</table:table-row>
      </table:table>
      <table:table table:name="Sheet4" table:style-name="ta1" table:print="false">
        <table:table-column table:style-name="co1" table:number-columns-repeated="5" table:default-cell-style-name="Default"/>
        <table:table-row table:style-name="ro3">
          <table:table-cell office:value-type="string">
            <text:p>P3</text:p>
          </table:table-cell>
          <table:table-cell office:value-type="float" office:value="123.24">
            <text:p>123.24</text:p>
          </table:table-cell>
          <table:table-cell office:value-type="float" office:value="2145.3">
            <text:p>2145.3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1</text:p>
          </table:table-cell>
          <table:table-cell office:value-type="float" office:value="176.27">
            <text:p>176.27</text:p>
          </table:table-cell>
          <table:table-cell office:value-type="float" office:value="1753.3">
            <text:p>1753.3</text:p>
          </table:table-cell>
          <table:table-cell table:formula="of:=ABS([.B1]-[.B2])/ABS([.B1]-[.B4])" office:value-type="float" office:value="0.228252916110705">
            <text:p>0.23</text:p>
          </table:table-cell>
          <table:table-cell table:formula="of:=ABS([.C1]-[.C2])/ABS([.C1]-[.C4])" office:value-type="float" office:value="0.305569630120435">
            <text:p>0.31</text:p>
          </table:table-cell>
        </table:table-row>
        <table:table-row table:style-name="ro3">
          <table:table-cell table:style-name="ce1" office:value-type="string">
            <text:p>C2</text:p>
          </table:table-cell>
          <table:table-cell office:value-type="float" office:value="265.95">
            <text:p>265.95</text:p>
          </table:table-cell>
          <table:table-cell office:value-type="float" office:value="1301.5">
            <text:p>1301.5</text:p>
          </table:table-cell>
          <table:table-cell table:formula="of:=ABS([.B1]-[.B3])/ABS([.B1]-[.B4])" office:value-type="float" office:value="0.614255584728619">
            <text:p>0.61</text:p>
          </table:table-cell>
          <table:table-cell table:formula="of:=ABS([.C1]-[.C3])/ABS([.C1]-[.C4])" office:value-type="float" office:value="0.657754219121487">
            <text:p>0.66</text:p>
          </table:table-cell>
        </table:table-row>
        <table:table-row table:style-name="ro3">
          <table:table-cell office:value-type="string">
            <text:p>P4</text:p>
          </table:table-cell>
          <table:table-cell office:value-type="float" office:value="355.57">
            <text:p>355.57</text:p>
          </table:table-cell>
          <table:table-cell office:value-type="float" office:value="862.45">
            <text:p>862.45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3</text:p>
          </table:table-cell>
          <table:table-cell office:value-type="float" office:value="421.62">
            <text:p>421.62</text:p>
          </table:table-cell>
          <table:table-cell office:value-type="float" office:value="478.53">
            <text:p>478.53</text:p>
          </table:table-cell>
          <table:table-cell table:formula="of:=ABS([.B4]-[.B5])/ABS([.B4]-[.B7])" office:value-type="float" office:value="2.33474726051608">
            <text:p>2.33</text:p>
          </table:table-cell>
          <table:table-cell table:formula="of:=ABS([.C4]-[.C5])/ABS([.C4]-[.C7])" office:value-type="float" office:value="0.301636562198006">
            <text:p>0.3</text:p>
          </table:table-cell>
        </table:table-row>
        <table:table-row table:style-name="ro3">
          <table:table-cell table:style-name="ce1" office:value-type="string">
            <text:p>C4</text:p>
          </table:table-cell>
          <table:table-cell office:value-type="float" office:value="343.95">
            <text:p>343.95</text:p>
          </table:table-cell>
          <table:table-cell office:value-type="float" office:value="163.12">
            <text:p>163.12</text:p>
          </table:table-cell>
          <table:table-cell table:formula="of:=ABS([.B4]-[.B6])/ABS([.B4]-[.B7])" office:value-type="float" office:value="0.410745846588901">
            <text:p>0.41</text:p>
          </table:table-cell>
          <table:table-cell table:formula="of:=ABS([.C4]-[.C6])/ABS([.C4]-[.C7])" office:value-type="float" office:value="0.549446491565773">
            <text:p>0.55</text:p>
          </table:table-cell>
        </table:table-row>
        <table:table-row table:style-name="ro3">
          <table:table-cell office:value-type="string">
            <text:p>P5</text:p>
          </table:table-cell>
          <table:table-cell office:value-type="float" office:value="383.86">
            <text:p>383.86</text:p>
          </table:table-cell>
          <table:table-cell office:value-type="float" office:value="-410.34">
            <text:p>-410.34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5</text:p>
          </table:table-cell>
          <table:table-cell office:value-type="float" office:value="382.33">
            <text:p>382.33</text:p>
          </table:table-cell>
          <table:table-cell office:value-type="float" office:value="-517.67">
            <text:p>-517.67</text:p>
          </table:table-cell>
          <table:table-cell table:formula="of:=ABS([.B7]-[.B8])/ABS([.B7]-[.B10])" office:value-type="float" office:value="0.0378712871287136">
            <text:p>0.04</text:p>
          </table:table-cell>
          <table:table-cell table:formula="of:=ABS([.C7]-[.C8])/ABS([.C7]-[.C10])" office:value-type="float" office:value="0.282581222684429">
            <text:p>0.28</text:p>
          </table:table-cell>
        </table:table-row>
        <table:table-row table:style-name="ro3">
          <table:table-cell table:style-name="ce1" office:value-type="string">
            <text:p>C6</text:p>
          </table:table-cell>
          <table:table-cell office:value-type="float" office:value="388.39">
            <text:p>388.39</text:p>
          </table:table-cell>
          <table:table-cell office:value-type="float" office:value="-634.75">
            <text:p>-634.75</text:p>
          </table:table-cell>
          <table:table-cell table:formula="of:=ABS([.B7]-[.B9])/ABS([.B7]-[.B10])" office:value-type="float" office:value="0.112128712871287">
            <text:p>0.11</text:p>
          </table:table-cell>
          <table:table-cell table:formula="of:=ABS([.C7]-[.C9])/ABS([.C7]-[.C10])" office:value-type="float" office:value="0.590832499605076">
            <text:p>0.59</text:p>
          </table:table-cell>
        </table:table-row>
        <table:table-row table:style-name="ro3">
          <table:table-cell office:value-type="string">
            <text:p>P5</text:p>
          </table:table-cell>
          <table:table-cell office:value-type="float" office:value="424.26">
            <text:p>424.26</text:p>
          </table:table-cell>
          <table:table-cell office:value-type="float" office:value="-790.16">
            <text:p>-790.16</text:p>
          </table:table-cell>
          <table:table-cell table:number-columns-repeated="2"/>
        </table:table-row>
        <table:table-row table:style-name="ro3" table:number-rows-repeated="5">
          <table:table-cell table:number-columns-repeated="5"/>
        </table:table-row>
        <table:table-row table:style-name="ro3">
          <table:table-cell office:value-type="string">
            <text:p>M 36.366,2866.6 123.24,2145.3 C 176.27,1753.3 265.95,1301.5 355.57,862.45 421.62,478.53 343.95,163.12 383.86,-410.34 382.33,-517.67 388.39,-634.75 424.26,-790.16 L 424.26,-778.0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02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an Spencer</meta:initial-creator>
    <meta:creation-date>2011-03-08T20:30:28.37</meta:creation-date>
    <dc:date>2011-04-22T02:38:41</dc:date>
    <dc:creator>susan </dc:creator>
    <meta:editing-duration>PT25H49M33S</meta:editing-duration>
    <meta:editing-cycles>5</meta:editing-cycles>
    <meta:generator>OpenOffice.org/3.2$Linux OpenOffice.org_project/320m19$Build-9505</meta:generator>
    <meta:document-statistic meta:table-count="5" meta:cell-count="259" meta:object-count="0"/>
  </office:meta>
</office:document-meta>
</file>